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  <style:style style:name="T4" style:family="text">
      <style:text-properties fo:font-size="10.5pt" fo:font-weight="bold" style:font-size-asian="10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(862) 243-1177</text:span></text:p>
      <text:p text:style-name="P1"><text:span text:style-name="T2">jobshannigan@gmail.com</text:span></text:p>
      <text:p text:style-name="P1"><text:span text:style-name="T2">github.com/brianhannigan</text:span></text:p>
      <text:p text:style-name="P1"><text:span text:style-name="T2">linkedin.com/in/brianjhannigan</text:span></text:p>
      <text:p text:style-name="Standard"><text:span text:style-name="T3">EXPERIENCE</text:span></text:p>
      <text:p text:style-name="Standard"><text:span text:style-name="T4">Company: Log(N) Pacific<text:tab/>2025 – Present</text:span></text:p>
      <text:p text:style-name="Standard"><text:span text:style-name="T4">Title: Cyber Security Support Analyst (Vulnerability Management &amp; SecOps Intern)</text:span></text:p>
      <text:p text:style-name="Standard"><text:span text:style-name="T4">Vulnerability Management:</text:span></text:p>
      <text:list text:style-name="WWNum1">
        <text:list-item>
          <text:p text:style-name="P2"><text:span text:style-name="T2">Conducted vulnerability scans and provided detailed remediation reports, contributing to a 100% reduction in critical, 90% reduction in high, and 76% reduction in medium vulnerabilities.</text:span></text:p>
        </text:list-item>
        <text:list-item>
          <text:p text:style-name="P2"><text:span text:style-name="T2">Performed vulnerability assessments and risk prioritization using Tenable across Windows and Linux environments.</text:span></text:p>
        </text:list-item>
        <text:list-item>
          <text:p text:style-name="P2"><text:span text:style-name="T2">Executed secure configurations and compliance audits (DISA STIG) using Tenable to meet industry standards.</text:span></text:p>
        </text:list-item>
        <text:list-item>
          <text:p text:style-name="P2"><text:span text:style-name="T2">Automated remediation processes and STIG implementations using PowerShell to address critical vulnerabilities.</text:span></text:p>
        </text:list-item>
      </text:list>
      <text:p text:style-name="Standard"><text:span text:style-name="T4">Security Operations:</text:span></text:p>
      <text:list text:continue-numbering="true" text:style-name="WWNum1">
        <text:list-item>
          <text:p text:style-name="P2"><text:span text:style-name="T2">Performed threat hunting using EDR, identifying indicators of brute force attacks, data exfiltration, and ransomware activity.</text:span></text:p>
        </text:list-item>
        <text:list-item>
          <text:p text:style-name="P2"><text:span text:style-name="T2">Designed and tested advanced threat hunting scenarios for incident response tabletop exercises.</text:span></text:p>
        </text:list-item>
        <text:list-item>
          <text:p text:style-name="P2"><text:span text:style-name="T2">Developed custom detection rules in Microsoft Defender for Endpoint to automate isolation and investigation of compromised systems.</text:span></text:p>
        </text:list-item>
        <text:list-item>
          <text:p text:style-name="P2"><text:span text:style-name="T2">Reduced brute force incidents by 100% by implementing inbound NSG/firewall rules to limit Internet exposure.</text:span></text:p>
        </text:list-item>
        <text:list-item>
          <text:p text:style-name="P2"><text:span text:style-name="T2">Created Microsoft Sentinel dashboards to monitor logon failures and malicious traffic using threat intelligence.</text:span></text:p>
        </text:list-item>
        <text:list-item>
          <text:p text:style-name="P2"><text:span text:style-name="T2">Utilized KQL to query logs within SIEM and EDR platforms for investigation and detection purposes.</text:span></text:p>
        </text:list-item>
      </text:list>
      <text:p text:style-name="Standard"><text:span text:style-name="T4">Company: Independent Consulting<text:tab/>Various</text:span></text:p>
      <text:p text:style-name="Standard"><text:span text:style-name="T4">Title: Software Engineer / Security &amp; Automation Consultant</text:span></text:p>
      <text:p text:style-name="Standard"><text:span text:style-name="T4">Automation &amp; AI-Adjacent Workflows:</text:span></text:p>
      <text:list text:continue-numbering="true" text:style-name="WWNum1">
        <text:list-item>
          <text:p text:style-name="P2"><text:span text:style-name="T2">Designed workflow automation patterns suitable for offline-first and constrained environments.</text:span></text:p>
        </text:list-item>
        <text:list-item>
          <text:p text:style-name="P2"><text:span text:style-name="T2">Emphasized reliability, observability, and maintainable modular boundaries.</text:span></text:p>
        </text:list-item>
        <text:list-item>
          <text:p text:style-name="P2"><text:span text:style-name="T2">Delivered client-facing software and automation solutions with strong documentation and handoff discipline.</text:span></text:p>
        </text:list-item>
        <text:list-item>
          <text:p text:style-name="P2"><text:span text:style-name="T2">Built repeatable workflows, templates, and operational guides to reduce friction and improve consistency.</text:span></text:p>
        </text:list-item>
        <text:list-item>
          <text:p text:style-name="P2"><text:span text:style-name="T2">Partnered directly with stakeholders; translated ambiguous needs into clear technical deliverables.</text:span></text:p>
        </text:list-item>
      </text:list>
      <text:p text:style-name="Standard"><text:span text:style-name="T4">Company: UTRS, Inc<text:tab/>2011 – 2025</text:span></text:p>
      <text:p text:style-name="Standard"><text:span text:style-name="T4">Title: Technical Systems Engineer / Trainer / Systems Architect</text:span></text:p>
      <text:p text:style-name="Standard"><text:span text:style-name="T4">Systems Architecture:</text:span></text:p>
      <text:list text:continue-numbering="true" text:style-name="WWNum1">
        <text:list-item>
          <text:p text:style-name="P2"><text:span text:style-name="T2">Designed and delivered simulation training ecosystems for U.S. Government/DoD programs across multiple sites.</text:span></text:p>
        </text:list-item>
        <text:list-item>
          <text:p text:style-name="P2"><text:span text:style-name="T2">Built and sustained operator tooling, automation workflows, and repeatable deployment procedures.</text:span></text:p>
        </text:list-item>
        <text:list-item>
          <text:p text:style-name="P2"><text:span text:style-name="T2">Produced SOPs, technical documentation, and handoff-ready training materials for long-term sustainment.</text:span></text:p>
        </text:list-item>
        <text:list-item>
          <text:p text:style-name="P2"><text:span text:style-name="T2">Partnered with stakeholders to translate requirements into deliverable system outcomes.</text:span></text:p>
        </text:list-item>
        <text:list-item>
          <text:p text:style-name="P2"><text:span text:style-name="T2">Improved operational reliability through disciplined troubleshooting and root cause analysis.</text:span></text:p>
        </text:list-item>
      </text:list>
      <text:p text:style-name="Standard"><text:span text:style-name="T4">Reliability &amp; Sustainment:</text:span></text:p>
      <text:list text:continue-numbering="true" text:style-name="WWNum1">
        <text:list-item>
          <text:p text:style-name="P2"><text:span text:style-name="T2">Designed repeatable deployment patterns and documentation practices to support adoption and sustainment.</text:span></text:p>
        </text:list-item>
        <text:list-item>
          <text:p text:style-name="P2"><text:span text:style-name="T2">Emphasized deterministic behavior, logging, and supportability across delivered systems.</text:span></text:p>
        </text:list-item>
      </text:list>
      <text:p text:style-name="Standard"><text:span text:style-name="T3">PROJECTS</text:span></text:p>
      <text:p text:style-name="Standard"><text:span text:style-name="T4">Portable Translator — Offline OCR + Translation Services</text:span></text:p>
      <text:p text:style-name="Standard"><text:span text:style-name="T2">Source: github.com/brianhannigan/translator</text:span></text:p>
      <text:p text:style-name="Standard"><text:span text:style-name="T2">Platforms and Technology Used: Python, REST APIs, Tesseract OCR, Local Translation Engines, Git, Windows/Linux</text:span></text:p>
      <text:list text:continue-numbering="true" text:style-name="WWNum1">
        <text:list-item>
          <text:p text:style-name="P2"><text:span text:style-name="T2">Designed and implemented Python-based REST services supporting OCR and AI translation workflows.</text:span></text:p>
        </text:list-item>
        <text:list-item>
          <text:p text:style-name="P2"><text:span text:style-name="T2">Built HTTP endpoints with structured JSON request/response handling and robust validation.</text:span></text:p>
        </text:list-item>
        <text:list-item>
          <text:p text:style-name="P2"><text:span text:style-name="T2">Integrated Tesseract OCR and local translation engines into modular, testable service boundaries.</text:span></text:p>
        </text:list-item>
        <text:list-item>
          <text:p text:style-name="P2"><text:span text:style-name="T2">Implemented logging, error handling, and process monitoring to improve reliability and debuggability.</text:span></text:p>
        </text:list-item>
        <text:list-item>
          <text:p text:style-name="P2"><text:span text:style-name="T2">Used Git for version control and maintained clean repo organization and documentation.</text:span></text:p>
        </text:list-item>
      </text:list>
      <text:p text:style-name="Standard"><text:span text:style-name="T3">CERTIFICATIONS</text:span></text:p>
      <text:list text:continue-numbering="true" text:style-name="WWNum1">
        <text:list-item>
          <text:p text:style-name="P2"><text:span text:style-name="T2">CompTIA Security+</text:span></text:p>
        </text:list-item>
        <text:list-item>
          <text:p text:style-name="P2"><text:span text:style-name="T2">InfraGard Member</text:span></text:p>
        </text:list-item>
        <text:list-item>
          <text:p text:style-name="P2"><text:span text:style-name="T2">SOC Core Skills</text:span></text:p>
        </text:list-item>
        <text:list-item>
          <text:p text:style-name="P2"><text:span text:style-name="T2">Active Defense &amp; Cyber Deception</text:span></text:p>
        </text:list-item>
        <text:list-item>
          <text:p text:style-name="P2"><text:span text:style-name="T2">Red Team Summit</text:span></text:p>
        </text:list-item>
        <text:list-item>
          <text:p text:style-name="P2"><text:span text:style-name="T2">Hacking Humans: Social Engineering &amp; Elicitation</text:span></text:p>
        </text:list-item>
      </text:list>
      <text:p text:style-name="Standard"><text:span text:style-name="T3">EDUCATION</text:span></text:p>
      <text:list text:continue-numbering="true" text:style-name="WWNum1">
        <text:list-item>
          <text:p text:style-name="P2"><text:span text:style-name="T2">Master’s — New Jersey City University</text:span></text:p>
        </text:list-item>
        <text:list-item>
          <text:p text:style-name="P2"><text:span text:style-name="T2">B.S. — University of Delaware</text:span></text:p>
        </text:list-item>
        <text:list-item>
          <text:p text:style-name="P2"><text:span text:style-name="T2">Programming Diploma — Chubb Institute</text:span></text:p>
        </text:list-item>
      </text:list>
      <text:p text:style-name="Standard"><text:span text:style-name="T3">ADDITIONAL SKILLS AND TECHNOLOGIES</text:span></text:p>
      <text:list text:continue-numbering="true" text:style-name="WWNum1">
        <text:list-item>
          <text:p text:style-name="P2"><text:span text:style-name="T2">Endpoint Detection and Response (concepts)</text:span></text:p>
        </text:list-item>
        <text:list-item>
          <text:p text:style-name="P2"><text:span text:style-name="T2">Vulnerability Management</text:span></text:p>
        </text:list-item>
        <text:list-item>
          <text:p text:style-name="P2"><text:span text:style-name="T2">CVE/CWE Concepts</text:span></text:p>
        </text:list-item>
        <text:list-item>
          <text:p text:style-name="P2"><text:span text:style-name="T2">CVSS Concepts</text:span></text:p>
        </text:list-item>
        <text:list-item>
          <text:p text:style-name="P2"><text:span text:style-name="T2">Risk Prioritization</text:span></text:p>
        </text:list-item>
        <text:list-item>
          <text:p text:style-name="P2"><text:span text:style-name="T2">Remediation Tracking</text:span></text:p>
        </text:list-item>
        <text:list-item>
          <text:p text:style-name="P2"><text:span text:style-name="T2">PowerShell Scripting</text:span></text:p>
        </text:list-item>
        <text:list-item>
          <text:p text:style-name="P2"><text:span text:style-name="T2">Bash Scripting</text:span></text:p>
        </text:list-item>
        <text:list-item>
          <text:p text:style-name="P2"><text:span text:style-name="T2">Firewall/NSG Configuration</text:span></text:p>
        </text:list-item>
        <text:list-item>
          <text:p text:style-name="P2"><text:span text:style-name="T2">DISA STIG Alignment (audit concepts)</text:span></text:p>
        </text:list-item>
        <text:list-item>
          <text:p text:style-name="P2"><text:span text:style-name="T2">NIST Concepts</text:span></text:p>
        </text:list-item>
        <text:list-item>
          <text:p text:style-name="P2"><text:span text:style-name="T2">HIPAA Concepts</text:span></text:p>
        </text:list-item>
        <text:list-item>
          <text:p text:style-name="P2"><text:span text:style-name="T2">SOC 2 Concepts</text:span></text:p>
        </text:list-item>
        <text:list-item>
          <text:p text:style-name="P2"><text:span text:style-name="T2">Audit Trail Mindset</text:span></text:p>
        </text:list-item>
        <text:list-item>
          <text:p text:style-name="P2"><text:span text:style-name="T2">REST APIs</text:span></text:p>
        </text:list-item>
        <text:list-item>
          <text:p text:style-name="P2"><text:span text:style-name="T2">JSON</text:span></text:p>
        </text:list-item>
        <text:list-item>
          <text:p text:style-name="P2"><text:span text:style-name="T2">HTTP</text:span></text:p>
        </text:list-item>
        <text:list-item>
          <text:p text:style-name="P2"><text:span text:style-name="T2">Python</text:span></text:p>
        </text:list-item>
        <text:list-item>
          <text:p text:style-name="P2"><text:span text:style-name="T2">SQL</text:span></text:p>
        </text:list-item>
        <text:list-item>
          <text:p text:style-name="P2"><text:span text:style-name="T2">Git</text:span></text:p>
        </text:list-item>
        <text:list-item>
          <text:p text:style-name="P2"><text:span text:style-name="T2">Docker</text:span></text:p>
        </text:list-item>
        <text:list-item>
          <text:p text:style-name="P2"><text:span text:style-name="T2">Microsoft Sentinel (dashboards/queries)</text:span></text:p>
        </text:list-item>
        <text:list-item>
          <text:p text:style-name="P2"><text:span text:style-name="T2">Microsoft Defender for Endpoint (detections)</text:span></text:p>
        </text:list-item>
        <text:list-item>
          <text:p text:style-name="P2"><text:span text:style-name="T2">KQL (investigation/detection queries)</text:span></text:p>
        </text:list-item>
        <text:list-item>
          <text:p text:style-name="P2"><text:span text:style-name="T2">Offline-first Architecture</text:span></text:p>
        </text:list-item>
        <text:list-item>
          <text:p text:style-name="P2"><text:span text:style-name="T2">Workflow Orchestration</text:span></text:p>
        </text:list-item>
        <text:list-item>
          <text:p text:style-name="P2"><text:span text:style-name="T2">Reliability Engineering</text:span></text:p>
        </text:list-item>
        <text:list-item>
          <text:p text:style-name="P2"><text:span text:style-name="T2">Configuration Manage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88" meta:word-count="594" meta:character-count="4489" meta:non-whitespace-character-count="4041"/>
    <meta:user-defined meta:name="AppVersion">14.0000</meta:user-defined>
    <meta:template xlink:type="simple" xlink:actuate="onRequest" xlink:title="Normal.dotm" xlink:href=""/>
  </office:meta>
</office:document-meta>
</file>